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BB00000046A3EE0592B04C057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P2"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P3" style:family="paragraph" style:parent-style-name="Standard">
      <style:text-properties fo:font-size="16pt" officeooo:paragraph-rsid="014da2de" style:font-size-asian="16pt" style:font-size-complex="16pt"/>
    </style:style>
    <style:style style:name="P4" style:family="paragraph" style:parent-style-name="Standard">
      <style:text-properties officeooo:paragraph-rsid="014da2de"/>
    </style:style>
    <style:style style:name="P5" style:family="paragraph" style:parent-style-name="Standard">
      <style:paragraph-properties fo:margin-left="1.27cm" fo:margin-right="0cm" fo:line-height="150%" fo:text-align="justify" style:justify-single-word="false" fo:text-indent="0cm" style:auto-text-indent="false"/>
      <style:text-properties style:font-name="Liberation Serif" fo:font-size="13pt" officeooo:paragraph-rsid="014da2de" style:font-name-asian="Arial" style:font-size-asian="13pt" style:font-name-complex="Liberation Serif1" style:font-size-complex="13pt"/>
    </style:style>
    <style:style style:name="P6" style:family="paragraph" style:parent-style-name="Standard" style:master-page-name="Standard">
      <style:paragraph-properties fo:text-align="center" style:justify-single-word="false" style:page-number="auto"/>
      <style:text-properties fo:font-size="16pt" fo:font-weight="bold" officeooo:paragraph-rsid="014da2de" style:font-size-asian="16pt" style:font-weight-asian="bold" style:font-size-complex="16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Liberation Serif" fo:font-size="13pt" officeooo:paragraph-rsid="014da2de" style:font-name-asian="Times New Roman1" style:font-size-asian="13pt" style:font-name-complex="Times New Roman1" style:font-size-complex="13pt"/>
    </style:style>
    <style:style style:name="P8" style:family="paragraph" style:parent-style-name="Header">
      <style:text-properties fo:font-size="9pt" fo:font-weight="normal" officeooo:rsid="0168bd83" officeooo:paragraph-rsid="0168bd83" style:font-size-asian="9pt" style:font-weight-asian="normal" style:font-size-complex="9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style:font-size-asian="16pt" style:font-size-complex="16pt"/>
    </style:style>
    <style:style style:name="T3" style:family="text">
      <style:text-properties officeooo:rsid="016d57dd"/>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eremony of Soul-Mate</text:p>
      <text:p text:style-name="P3"/>
      <text:p text:style-name="P4"><text:span text:style-name="T1">ABSTRACT</text:span><text:span text:style-name="T2"> </text:span></text:p>
      <text:p text:style-name="P4"/>
      <text:p text:style-name="P7">The Ceremony of Soul mate is an online web application that the best way to help the people to find the best pair and get the details about wedding and idea about wedding to make good. It is one of the leading and most trusted matrimony web application in India. Making happy marriages happen ,Ceremony of Soul mate understands the importance of choosing the right partner for marriage, especially in the Indian cultural setup. While the Ceremony of Soul mate application connects millions of people directly,this also maintains a dedicated Customer Care team and offers offline Match Point Centers across the country, for deeper and personal interaction with prospective brides, grooms and /or families. This web application is a custom made software which covers the functions like registration, quick search,matrimonial management and processing of a matrimonial agency. The system not only takes care of registration but also contemplates on other factors like match making for individuals who are looking for a life partner. The automated operations making use of the comprehensive information technology, thus provides better and quick service to its customers. The project consists of the Administrator and User Modules. Users can search for the best pairs. Admin can control and which is especially for the administrator. Both modules are co-operated together to perform efficiently.</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charset="x-symbol"/>
    <style:font-face style:name="Wingdings" svg:font-family="Wingdings" style:font-charset="x-symbol"/>
    <style:font-face style:name="OpenSymbol1" svg:font-family="OpenSymbol"/>
    <style:font-face style:name="OpenSymbol" svg:font-family="OpenSymbol, 'Arial Unicode MS'"/>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601cm" style:type="center"/>
          <style:tab-stop style:position="19.202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name-complex="Symbol" style:font-family-complex="Symbol"/>
    </style:style>
    <style:style style:name="WW8Num3z1" style:family="text">
      <style:text-properties style:font-name="Wingdings" fo:font-family="Wingdings" style:font-charset="x-symbol" fo:font-size="12pt" style:font-size-asian="12pt" style:font-name-complex="OpenSymbol2" style:font-family-complex="OpenSymbol, 'Arial Unicode MS'" style:font-charset-complex="x-symbol" style:font-size-complex="12pt"/>
    </style:style>
    <style:style style:name="WW8Num3z2" style:family="text">
      <style:text-properties style:font-name="Symbol" fo:font-family="Symbol" style:font-name-complex="OpenSymbol2" style:font-family-complex="OpenSymbol, 'Arial Unicode MS'" style:font-charset-complex="x-symbol"/>
    </style:style>
    <style:style style:name="WW8Num3z3" style:family="text">
      <style:text-properties fo:color="#000000" style:font-name="Symbol" fo:font-family="Symbol" fo:font-size="12pt" style:font-size-asian="12pt" style:font-name-complex="OpenSymbol2" style:font-family-complex="OpenSymbol, 'Arial Unicode MS'" style:font-charset-complex="x-symbol" style:font-size-complex="12pt"/>
    </style:style>
    <style:style style:name="WW8Num4z0" style:family="text">
      <style:text-properties style:font-name="Symbol" fo:font-family="Symbol" style:font-name-complex="Symbol" style:font-family-complex="Symbol"/>
    </style:style>
    <style:style style:name="WW8Num4z1"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Source_20_Text" style:display-name="Source Text"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WW8Num5z0" style:family="text">
      <style:text-properties style:font-name="Symbol" fo:font-family="Symbol" style:font-name-complex="OpenSymbol2" style:font-family-complex="OpenSymbol, 'Arial Unicode MS'" style:font-charset-complex="x-symbol"/>
    </style:style>
    <style:style style:name="WW8Num6z0" style:family="text">
      <style:text-properties fo:color="#000000" style:font-name="Symbol" fo:font-family="Symbol" fo:font-size="12pt" style:font-size-asian="12pt" style:font-name-complex="Symbol" style:font-family-complex="Symbol" style:font-size-complex="12pt"/>
    </style:style>
    <style:style style:name="WW8Num6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7z0" style:family="text">
      <style:text-properties style:font-name="Wingdings" fo:font-family="Wingdings" style:font-charset="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fo:color="#000000" style:font-name="Symbol" fo:font-family="Symbol" fo:font-size="12pt" style:font-size-asian="12pt" style:font-name-complex="Symbol" style:font-family-complex="Symbol" style:font-size-complex="12pt"/>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Symbol" style:font-family-complex="Symbol"/>
    </style:style>
    <style:style style:name="WW8Num9z1" style:family="text">
      <style:text-properties style:font-name="Symbol" fo:font-family="Symbol" style:font-name-complex="OpenSymbol2" style:font-family-complex="OpenSymbol, 'Arial Unicode MS'" style:font-charset-complex="x-symbol"/>
    </style:style>
    <style:style style:name="WW8Num10z0" style:family="text">
      <style:text-properties fo:color="#000000" style:font-name="Symbol" fo:font-family="Symbol" fo:font-size="12pt" style:font-size-asian="12pt" style:font-name-complex="Symbol" style:font-family-complex="Symbol" style:font-size-complex="12pt"/>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fo:color="#000000" style:font-name="Symbol" fo:font-family="Symbol" fo:font-size="12pt" style:font-size-asian="12pt" style:font-name-complex="Symbol" style:font-family-complex="Symbol" style:font-size-complex="12pt"/>
    </style:style>
    <style:style style:name="WW8Num11z1" style:family="text">
      <style:text-properties style:font-name="OpenSymbol" fo:font-family="OpenSymbol, 'Arial Unicode MS'" style:font-name-complex="OpenSymbol" style:font-family-complex="OpenSymbol, 'Arial Unicode MS'"/>
    </style:style>
    <style:style style:name="WW8Num2z0" style:family="text">
      <style:text-properties fo:color="#000000" style:font-name="Symbol" fo:font-family="Symbol" fo:font-size="12pt" style:font-size-asian="12pt" style:font-name-complex="Symbol" style:font-family-complex="Symbol" style:font-size-complex="12pt"/>
    </style:style>
    <style:style style:name="WW8Num2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1z0" style:family="text">
      <style:text-properties style:font-name="Liberation Serif1" fo:font-family="'Liberation Serif', 'Times New Roman'" style:font-family-generic="roman" style:font-pitch="variable" fo:font-size="14pt" style:font-name-asian="Arial" style:font-family-asian="Arial" style:font-family-generic-asian="swiss" style:font-pitch-asian="variable" style:font-size-asian="14pt" style:font-name-complex="Liberation Serif1" style:font-family-complex="'Liberation Serif', '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weight="bold" officeooo:rsid="003ea496" officeooo:paragraph-rsid="003ea496" style:font-size-asian="11pt" style:font-weight-asian="bold" style:font-size-complex="11pt" style:font-weight-complex="bold"/>
    </style:style>
    <style:style style:name="MP2" style:family="paragraph" style:parent-style-name="Header">
      <style:text-properties fo:font-size="9pt" fo:font-weight="normal" officeooo:rsid="0168bd83" officeooo:paragraph-rsid="0168bd83" style:font-size-asian="9pt" style:font-weight-asian="normal" style:font-size-complex="9pt" style:font-weight-complex="normal"/>
    </style:style>
    <style:style style:name="MP3" style:family="paragraph" style:parent-style-name="Header">
      <style:text-properties fo:font-size="9pt" fo:font-weight="normal" officeooo:rsid="003ea496" officeooo:paragraph-rsid="003ea496" style:font-size-asian="9pt" style:font-weight-asian="normal" style:font-size-complex="9pt" style:font-weight-complex="normal"/>
    </style:style>
    <style:style style:name="MT1" style:family="text">
      <style:text-properties officeooo:rsid="016d57dd"/>
    </style:style>
    <style:style style:name="M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601cm" fo:page-height="25.4cm" style:num-format="1" style:print-orientation="portrait" fo:margin-top="1.199cm" fo:margin-bottom="1.199cm" fo:margin-left="1.199cm" fo:margin-right="1.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5" text:anchor-type="paragraph" svg:x="15.431cm" svg:y="-0.21cm" svg:width="4.09cm" svg:height="1.199cm" draw:z-index="0"><draw:image xlink:href="Pictures/10000201000000BB00000046A3EE0592B04C057F.png" xlink:type="simple" xlink:show="embed" xlink:actuate="onLoad"/></draw:frame>STEPS</text:p>
        <text:p text:style-name="MP2">Python Training <text:span text:style-name="MT1">Program</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09:49:50.673394378</meta:creation-date>
    <dc:date>2017-12-07T10:14:31.708559660</dc:date>
    <meta:editing-duration>PT4H11M32S</meta:editing-duration>
    <meta:editing-cycles>177</meta:editing-cycles>
    <meta:generator>LibreOffice/5.1.6.2$Linux_X86_64 LibreOffice_project/10m0$Build-2</meta:generator>
    <meta:document-statistic meta:table-count="0" meta:image-count="1" meta:object-count="0" meta:page-count="1" meta:paragraph-count="6" meta:word-count="224" meta:character-count="1450" meta:non-whitespace-character-count="1229"/>
  </office:meta>
</office:document-meta>
</file>